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50938a" loext:opacity="100%" fo:font-size="20pt" fo:language="en" fo:country="US" fo:font-weight="bold" officeooo:rsid="000a65da" officeooo:paragraph-rsid="000a65da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50%"/>
      <style:text-properties officeooo:rsid="000e4d8c" officeooo:paragraph-rsid="000e4d8c"/>
    </style:style>
    <style:style style:name="P3" style:family="paragraph" style:parent-style-name="Standard">
      <style:paragraph-properties fo:line-height="150%"/>
      <style:text-properties officeooo:rsid="000e4d8c" officeooo:paragraph-rsid="000ea21d"/>
    </style:style>
    <style:style style:name="P4" style:family="paragraph" style:parent-style-name="Standard">
      <style:paragraph-properties fo:line-height="150%"/>
      <style:text-properties officeooo:rsid="000ea21d" officeooo:paragraph-rsid="000ea21d"/>
    </style:style>
    <style:style style:name="P5" style:family="paragraph" style:parent-style-name="Standard">
      <style:paragraph-properties fo:line-height="150%"/>
      <style:text-properties officeooo:rsid="000a65da" officeooo:paragraph-rsid="000a65da"/>
    </style:style>
    <style:style style:name="P6" style:family="paragraph" style:parent-style-name="Standard">
      <style:paragraph-properties fo:line-height="150%"/>
      <style:text-properties officeooo:rsid="000c63f3" officeooo:paragraph-rsid="000c63f3"/>
    </style:style>
    <style:style style:name="P7" style:family="paragraph" style:parent-style-name="Standard">
      <style:paragraph-properties fo:line-height="150%"/>
      <style:text-properties fo:color="#000000" loext:opacity="100%" officeooo:rsid="000ea21d" officeooo:paragraph-rsid="000ea21d"/>
    </style:style>
    <style:style style:name="P8" style:family="paragraph" style:parent-style-name="Standard">
      <style:paragraph-properties fo:line-height="150%"/>
      <style:text-properties fo:color="#000000" loext:opacity="100%" officeooo:rsid="000f482d" officeooo:paragraph-rsid="000f482d"/>
    </style:style>
    <style:style style:name="P9" style:family="paragraph" style:parent-style-name="Standard">
      <style:text-properties fo:color="#50938a" loext:opacity="100%" fo:font-size="20pt" fo:font-weight="bold" officeooo:rsid="000f482d" officeooo:paragraph-rsid="000f482d" style:font-size-asian="20pt" style:font-weight-asian="bold" style:font-size-complex="20pt" style:font-weight-complex="bold"/>
    </style:style>
    <style:style style:name="T1" style:family="text">
      <style:text-properties officeooo:rsid="000c63f3"/>
    </style:style>
    <style:style style:name="T2" style:family="text">
      <style:text-properties officeooo:rsid="000ea21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color="#c9211e" loext:opacity="100%" fo:font-weight="bold" officeooo:rsid="000ea21d" style:font-weight-asian="bold" style:font-weight-complex="bold"/>
    </style:style>
    <style:style style:name="T5" style:family="text">
      <style:text-properties fo:color="#c9211e" loext:opacity="100%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482d" style:font-weight-asian="normal" style:font-weight-complex="normal"/>
    </style:style>
    <style:style style:name="T10" style:family="text">
      <style:text-properties officeooo:rsid="000f4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S</text:span>ummary Fv</text:p>
      <text:p text:style-name="P5"><text:s/></text:p>
      <text:p text:style-name="P5">OPEL <text:s text:c="13"/><text:span text:style-name="T3">200 EU </text:span><text:s text:c="5"/><text:span text:style-name="T1">nr: 23072</text:span></text:p>
      <text:p text:style-name="P6">JAGUAR <text:s text:c="7"/><text:span text:style-name="T3">200 EU</text:span> <text:s text:c="5"/>nr: 16949</text:p>
      <text:p text:style-name="P6">OPEL <text:s text:c="13"/><text:span text:style-name="T3">150 EU</text:span> <text:s text:c="5"/>nr: 39004</text:p>
      <text:p text:style-name="P6"><text:s/></text:p>
      <text:p text:style-name="P2">VW <text:s text:c="16"/><text:span text:style-name="T3">300 EU </text:span><text:s text:c="6"/>nr: 15164</text:p>
      <text:p text:style-name="P2">OPEL <text:s text:c="13"/><text:span text:style-name="T3">250 EU</text:span> <text:s text:c="5"/>nr : 10660</text:p>
      <text:p text:style-name="P2"/>
      <text:p text:style-name="P2">OPEL <text:s text:c="13"/><text:span text:style-name="T3">450 EU </text:span><text:s text:c="6"/>nr: <text:s/>55125</text:p>
      <text:p text:style-name="P3">FORD <text:s text:c="12"/><text:span text:style-name="T3">150 EU</text:span> <text:s text:c="6"/><text:span text:style-name="T2">nr: <text:s/>65232</text:span></text:p>
      <text:p text:style-name="P3"><text:span text:style-name="T2">OPEL <text:s text:c="12"/></text:span><text:span text:style-name="T4"><text:s/>300 EU </text:span><text:span text:style-name="T2"><text:s text:c="6"/>nr: <text:s/>76455</text:span></text:p>
      <text:p text:style-name="P4">MERCEDES <text:s/><text:span text:style-name="T3">150 EU</text:span> <text:s text:c="6"/>nr: <text:s/>69465</text:p>
      <text:p text:style-name="P6"/>
      <text:p text:style-name="P7">RENAULT <text:s text:c="5"/><text:span text:style-name="T3">150 EU</text:span> <text:s text:c="6"/>nr: 37460</text:p>
      <text:p text:style-name="P7">BMW <text:s text:c="14"/><text:span text:style-name="T3">150 EU</text:span> <text:s text:c="6"/>nr: 94805</text:p>
      <text:p text:style-name="P7">OPEL <text:s text:c="12"/><text:span text:style-name="T3"><text:s text:c="2"/>200 EU</text:span> <text:s text:c="6"/>nr: 10427</text:p>
      <text:p text:style-name="P7">OPEL <text:s text:c="13"/><text:span text:style-name="T3"><text:s/>200 EU <text:s text:c="6"/></text:span><text:span text:style-name="T8">nr: 56316</text:span></text:p>
      <text:p text:style-name="P7"><text:span text:style-name="T8"/></text:p>
      <text:p text:style-name="P7"><text:span text:style-name="T8"/></text:p>
      <text:p text:style-name="P7"><text:span text:style-name="T8">SPRINTER <text:s text:c="4"/></text:span><text:span text:style-name="T3">200 EU </text:span><text:span text:style-name="T8"><text:s text:c="7"/>nr: 31723</text:span></text:p>
      <text:p text:style-name="P7"><text:span text:style-name="T8">FORD <text:s text:c="12"/></text:span><text:span text:style-name="T3">350 EU</text:span><text:span text:style-name="T8"> <text:s text:c="7"/>nr : 29831</text:span></text:p>
      <text:p text:style-name="P7"><text:span text:style-name="T8">FORD <text:s text:c="11"/></text:span><text:span text:style-name="T3"><text:s/>400 EU <text:s text:c="7"/></text:span><text:span text:style-name="T8">nr : 35164</text:span></text:p>
      <text:p text:style-name="P7"><text:span text:style-name="T8">FIAT <text:s text:c="13"/></text:span><text:span text:style-name="T3"><text:s/>550EU <text:s text:c="8"/></text:span><text:span text:style-name="T8">nr: 90368</text:span></text:p>
      <text:p text:style-name="P7"><text:span text:style-name="T8"/></text:p>
      <text:p text:style-name="P7"><text:span text:style-name="T8"/></text:p>
      <text:p text:style-name="P7"><text:span text:style-name="T8">RENAULT <text:s text:c="4"/></text:span><text:span text:style-name="T3">150 EU </text:span><text:span text:style-name="T8"><text:s text:c="8"/>nr: 96817</text:span></text:p>
      <text:p text:style-name="P7"><text:span text:style-name="T8">VW <text:s text:c="16"/></text:span><text:span text:style-name="T3">250 EU </text:span><text:span text:style-name="T8"><text:s text:c="8"/></text:span><text:span text:style-name="T9">nr: 72034</text:span></text:p>
      <text:p text:style-name="P8"><text:span text:style-name="T9">M</text:span><text:span text:style-name="T8">ERCEDES <text:s text:c="2"/></text:span><text:span text:style-name="T3">250 EU</text:span><text:span text:style-name="T8"> <text:s text:c="7"/>nr: 63863</text:span></text:p>
      <text:p text:style-name="P7"/>
      <text:p text:style-name="P7"/>
      <text:p text:style-name="P9"><text:s text:c="12"/>= <text:s text:c="2"/>5000 E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10:44:10.798000000</dc:date>
    <meta:editing-duration>PT19M3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4" meta:word-count="107" meta:character-count="814" meta:non-whitespace-character-count="371"/>
  </office:meta>
</office:document-meta>
</file>